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Rajdhani" svg:font-family="Rajdhani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 style:list-style-name="L2"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028in" fo:margin-bottom="0in" fo:line-height="179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style:font-size-asian="12pt" style:font-size-complex="12pt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bold" fo:background-color="transparent"/>
    </style:style>
    <style:style style:name="T3" style:family="text">
      <style:text-properties fo:font-style="normal" fo:font-weight="normal" fo:background-color="transparent"/>
    </style:style>
    <style:style style:name="T4" style:family="text">
      <style:text-properties style:font-name="Open Sans" fo:background-color="transparent"/>
    </style:style>
    <style:style style:name="T5" style:family="text">
      <style:text-properties style:font-name="Open Sans" fo:font-style="normal" fo:font-weight="bold" fo:background-color="transparent"/>
    </style:style>
    <style:style style:name="T6" style:family="text">
      <style:text-properties style:font-name="Open Sans" fo:font-style="normal" fo:font-weight="normal" fo:background-color="transparent"/>
    </style:style>
    <style:style style:name="T7" style:family="text">
      <style:text-properties style:font-name="Open Sans" fo:font-size="12pt" fo:font-style="normal" fo:font-weight="bold" fo:background-color="transparent"/>
    </style:style>
    <style:style style:name="T8" style:family="text">
      <style:text-properties style:font-name="Open Sans" fo:font-size="12pt" fo:font-style="normal" fo:font-weight="normal" fo:background-color="transparent"/>
    </style:style>
    <style:style style:name="T9" style:family="text">
      <style:text-properties fo:font-size="12pt" fo:language="es" fo:country="ES" style:font-size-asian="12pt" style:font-size-complex="12pt"/>
    </style:style>
    <style:style style:name="T10" style:family="text">
      <style:text-properties style:font-name="Rajdhani" fo:font-style="normal" fo:font-weight="bold" fo:background-color="transparent"/>
    </style:style>
    <style:style style:name="T11" style:family="text">
      <style:text-properties style:font-name="Rajdhani" fo:font-size="12pt" fo:font-style="normal" fo:font-weight="bold" fo:background-color="transparent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bold"/>
    </style:style>
    <style:style style:name="T14" style:family="text">
      <style:text-properties style:font-name="sans-serif" fo:font-size="15pt" fo:language="es" fo:country="ES"/>
    </style:style>
    <style:style style:name="T15" style:family="text">
      <style:text-properties style:font-name="sans-serif" fo:font-size="12pt" fo:language="es" fo:country="ES" style:font-size-asian="12pt" style:font-size-complex="12pt"/>
    </style:style>
    <style:style style:name="T16" style:family="text">
      <style:text-properties style:font-name="Arial" fo:font-size="12pt" fo:language="es" fo:country="ES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Que es un usuario root en <text:s/>Linux? ¿Por qué ubuntu no me deja establecer la contraseña durante la instalación? ¿Cuáles son los procesos típicos de Linux?¿Cómo identificarlos?.</text:span></text:p>
      <text:p text:style-name="P4"><text:span text:style-name="T2">Investigar y establecer </text:span><text:span text:style-name="T3">una contraseña para el usuario root</text:span></text:p>
      <text:p text:style-name="P4"><text:span text:style-name="T2">Subir</text:span><text:span text:style-name="T3"> el documento de manera individual en la mochila.</text:span></text:p>
      <text:p text:style-name="P2"/>
      <text:list xml:id="list3593476237117298650" text:style-name="L2">
        <text:list-item>
          <text:p text:style-name="P3"><text:span text:style-name="T12">El superusuario o </text:span><text:span text:style-name="T13">root</text:span><text:span text:style-name="T12"> es el nombre convencional de la cuenta de </text:span><text:span text:style-name="T13">usuario</text:span><text:span text:style-name="T12"> que posee todos los derechos en todos los modos (monousuario o multiusuario). Normalmente es la cuenta de administrador.</text:span></text:p>
        </text:list-item>
        <text:list-item>
          <text:p text:style-name="P3"><text:span text:style-name="T12">La primera cuenta creada durante la instalación tiene acceso a sudo de forma predeterminada.</text:span></text:p>
        </text:list-item>
        <text:list-item>
          <text:p text:style-name="P3"><text:span text:style-name="T12">Cuando se ejecuta una aplicación que requiere permisos de administrador sudo le pedira la contraseña para proteger el sistema. Sudo recuerda la contraseña por un corto periodo de tiempo</text:span></text:p>
        </text:list-item>
        <text:list-item>
          <text:p text:style-name="P1"><text:span text:style-name="T16">Un proceso es un programa en ejecución. Un conjunto de instrucciones y datos almacenados en un fichero. Cuando ese programa se carga en la memoria y ses ejecuta se transforma en proceso. Las estructuras fundamentales son: · La tabla de páginas para traducir las<text:line-break/>direcciones virtuales generadas por el proceso en las direcciones físicas en la que se<text:line-break/>encuentra almacenado. · Una estructura de control, conocida como PCB, para que el<text:line-break/>sistema operativo pueda controlar su ejecución </text:span></text:p>
        </text:list-item>
        <text:list-item>
          <text:p text:style-name="P1"><text:span text:style-name="T16">para crear una contraseña ejecutamos “sudo passwd root” escribimos la contraseña y listo</text:span><text:span text:style-name="T12"><text:line-break/>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Rajdhani" svg:font-family="Rajdhani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 </meta:initial-creator>
    <meta:creation-date>2022-07-06T17:35:52.69</meta:creation-date>
    <meta:document-statistic meta:table-count="0" meta:image-count="0" meta:object-count="0" meta:page-count="1" meta:paragraph-count="8" meta:word-count="214" meta:character-count="1335"/>
    <dc:date>2022-07-06T18:12:54.17</dc:date>
    <dc:creator>ju </dc:creator>
    <meta:editing-duration>PT5M15S</meta:editing-duration>
    <meta:editing-cycles>1</meta:editing-cycles>
    <meta:generator>OpenOffice/4.1.7$Win32 OpenOffice.org_project/417m1$Build-9800</meta:generator>
  </office:meta>
</office:document-meta>
</file>